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65cm" fo:min-width="30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4.15cm" fo:min-width="5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2.79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8.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8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17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2.17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2.606cm" fo:min-width="8.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865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5.63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41cm" fo:min-width="1.9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88cm" fo:min-width="0.03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846cm" fo:padding-top="0.175cm" fo:padding-bottom="0.175cm" fo:padding-left="0.3cm" fo:padding-right="0.3cm" fo:wrap-option="no-wrap"/>
    </style:style>
    <style:style style:name="gr2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494cm" fo:padding-top="0.175cm" fo:padding-bottom="0.175cm" fo:padding-left="0.3cm" fo:padding-right="0.3cm" fo:wrap-option="no-wrap"/>
    </style:style>
    <style:style style:name="gr2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216cm" fo:padding-top="0.175cm" fo:padding-bottom="0.175cm" fo:padding-left="0.3cm" fo:padding-right="0.3cm" fo:wrap-option="no-wrap"/>
    </style:style>
    <style:style style:name="gr2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681cm" fo:min-width="1.3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475cm" fo:padding-top="0.175cm" fo:padding-bottom="0.175cm" fo:padding-left="0.3cm" fo:padding-right="0.3cm" fo:wrap-option="no-wrap"/>
    </style:style>
    <style:style style:name="gr2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2cm" fo:padding-top="0.175cm" fo:padding-bottom="0.175cm" fo:padding-left="0.3cm" fo:padding-right="0.3cm" fo:wrap-option="no-wrap"/>
    </style:style>
    <style:style style:name="gr2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342cm" fo:min-width="30.2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72cm" fo:padding-top="0.175cm" fo:padding-bottom="0.175cm" fo:padding-left="0.3cm" fo:padding-right="0.3cm" fo:wrap-option="no-wrap"/>
    </style:style>
    <style:style style:name="gr2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43cm" fo:padding-top="0.175cm" fo:padding-bottom="0.175cm" fo:padding-left="0.3cm" fo:padding-right="0.3cm" fo:wrap-option="no-wrap"/>
    </style:style>
    <style:style style:name="gr28" style:family="graphic" style:parent-style-name="objectwithoutfill">
      <style:graphic-properties svg:stroke-width="0.1cm" svg:stroke-color="#b2b2b2" draw:fill="none" draw:fill-color="#ffffff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16cm" fo:padding-top="0.175cm" fo:padding-bottom="0.175cm" fo:padding-left="0.3cm" fo:padding-right="0.3cm" fo:wrap-option="no-wrap"/>
    </style:style>
    <style:style style:name="gr3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05cm" fo:padding-top="0.175cm" fo:padding-bottom="0.175cm" fo:padding-left="0.3cm" fo:padding-right="0.3cm" fo:wrap-option="no-wrap"/>
    </style:style>
    <style:style style:name="gr3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142cm" fo:padding-top="0.175cm" fo:padding-bottom="0.175cm" fo:padding-left="0.3cm" fo:padding-right="0.3cm" fo:wrap-option="no-wrap"/>
    </style:style>
    <style:style style:name="gr32" style:family="graphic" style:parent-style-name="objectwithoutfill">
      <style:graphic-properties draw:stroke="dash" draw:stroke-dash="Fine_20_Dott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draw:stroke="dash" draw:stroke-dash="_32__20_Dots_20_1_20_Dash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42cm" fo:min-width="30.2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3.262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21cm" fo:padding-top="0.175cm" fo:padding-bottom="0.175cm" fo:padding-left="0.3cm" fo:padding-right="0.3cm" fo:wrap-option="no-wrap"/>
    </style:style>
    <style:style style:name="gr3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845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678cm" fo:padding-top="0.175cm" fo:padding-bottom="0.175cm" fo:padding-left="0.3cm" fo:padding-right="0.3cm" fo:wrap-option="no-wrap"/>
    </style:style>
    <style:style style:name="gr3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864cm" fo:padding-top="0.175cm" fo:padding-bottom="0.175cm" fo:padding-left="0.3cm" fo:padding-right="0.3cm" fo:wrap-option="no-wrap"/>
    </style:style>
    <style:style style:name="gr4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9.15cm" fo:min-width="30.2cm" fo:padding-top="0.175cm" fo:padding-bottom="0.175cm" fo:padding-left="0.3cm" fo:padding-right="0.3cm"/>
    </style:style>
    <style:style style:name="gr41" style:family="graphic" style:parent-style-name="objectwithoutfill">
      <style:graphic-properties draw:stroke="dash" draw:stroke-dash="Line_20_with_20_Fine_20_Dots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15cm" fo:min-width="4.494cm" fo:padding-top="0.175cm" fo:padding-bottom="0.175cm" fo:padding-left="0.3cm" fo:padding-right="0.3cm" fo:wrap-option="no-wrap"/>
    </style:style>
    <style:style style:name="gr43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3.85cm" fo:min-width="5.786cm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10.8cm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586cm" fo:padding-top="0.175cm" fo:padding-bottom="0.175cm" fo:padding-left="0.3cm" fo:padding-right="0.3cm" fo:wrap-option="no-wrap"/>
    </style:style>
    <style:style style:name="gr4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002cm" fo:min-width="4.678cm" fo:padding-top="0.175cm" fo:padding-bottom="0.175cm" fo:padding-left="0.3cm" fo:padding-right="0.3cm" fo:wrap-option="no-wrap"/>
    </style:style>
    <style:style style:name="P1" style:family="paragraph">
      <loext:graphic-properties draw:fill="solid" draw:fill-color="#ffffff"/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text-properties style:font-name="Inconsolata1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Inconsolata1" fo:font-size="22pt" style:font-size-asian="22pt" style:font-size-complex="2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style:font-name="Inconsolata1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8cm" svg:height="12cm" svg:x="18.985cm" svg:y="1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2cm" svg:height="4.5cm" svg:x="20.285cm" svg:y="4.5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393cm" svg:x="19.615cm" svg:y="1.169cm">
          <draw:text-box>
            <text:p><text:span text:style-name="T1">itest1</text:span></text:p>
          </draw:text-box>
        </draw:frame>
        <draw:custom-shape draw:style-name="gr4" draw:text-style-name="P1" draw:layer="layout" svg:width="9.4cm" svg:height="3.9cm" svg:x="29.285cm" svg:y="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67cm" svg:height="1.393cm" svg:x="30.025cm" svg:y="2.108cm">
          <draw:text-box>
            <text:p><text:span text:style-name="T1">vm1</text:span></text:p>
          </draw:text-box>
        </draw:frame>
        <draw:custom-shape draw:style-name="gr6" draw:text-style-name="P1" xml:id="id11" draw:id="id11" draw:layer="layout" svg:width="2.5cm" svg:height="1.3cm" svg:x="30.585cm" svg:y="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0" draw:id="id10" draw:layer="layout" svg:width="3.9cm" svg:height="1.3cm" svg:x="29.885cm" svg:y="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4" draw:id="id44" draw:layer="layout" svg:width="2.5cm" svg:height="1.3cm" svg:x="17.785cm" svg:y="6.1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2.5cm" svg:height="1.3cm" svg:x="17.785cm" svg:y="11.4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6" draw:id="id6" draw:layer="layout" svg:width="4.6cm" svg:height="1.3cm" svg:x="31.885cm" svg:y="9.208cm">
          <text:p text:style-name="P2"><text:span text:style-name="T1">vnet-vnmg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4.9cm" svg:height="1.3cm" svg:x="37.185cm" svg:y="10.508cm">
          <text:p text:style-name="P2"><text:span text:style-name="T1">vnet-web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3.897cm" svg:height="1.3cm" svg:x="26.985cm" svg:y="10.208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9.008cm" svg:x2="28.933cm" svg:y2="10.208cm" draw:start-shape="id1" draw:start-glue-point="2" draw:end-shape="id2" svg:d="M23385 9008c0 900 5548 300 5548 1200" svg:viewBox="0 0 5549 1201">
          <text:p/>
        </draw:connector>
        <draw:connector draw:style-name="gr11" draw:text-style-name="P4" draw:layer="layout" draw:type="curve" svg:x1="34.183cm" svg:y1="11.708cm" svg:x2="37.185cm" svg:y2="11.158cm" draw:start-shape="id3" draw:start-glue-point="0" draw:end-shape="id4" svg:d="M34183 11708c0-367 1000-550 3002-550" svg:viewBox="0 0 3003 551">
          <text:p/>
        </draw:connector>
        <draw:connector draw:style-name="gr11" draw:text-style-name="P4" draw:layer="layout" draw:type="curve" svg:x1="31.585cm" svg:y1="12.358cm" svg:x2="20.285cm" svg:y2="12.058cm" draw:start-shape="id3" draw:end-shape="id5" draw:end-glue-point="1" svg:d="M31585 12358c-8475 0-2825-300-11300-300" svg:viewBox="0 0 11301 301">
          <text:p/>
        </draw:connector>
        <draw:custom-shape draw:style-name="gr12" draw:text-style-name="P1" xml:id="id7" draw:id="id7" draw:layer="layout" svg:width="2.9cm" svg:height="1.3cm" svg:x="40.285cm" svg:y="8.708cm">
          <text:p text:style-name="P2"><text:span text:style-name="T1">mysq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5.196cm" svg:height="1.3cm" svg:x="31.585cm" svg:y="11.708cm">
          <text:p text:style-name="P2"><text:span text:style-name="T1">redis-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2cm" svg:height="12.956cm" svg:x="1.4cm" svg:y="12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465cm" svg:height="1.393cm" svg:x="2.14cm" svg:y="12cm">
          <draw:text-box>
            <text:p><text:span text:style-name="T1">Host</text:span></text:p>
          </draw:text-box>
        </draw:frame>
        <draw:custom-shape draw:style-name="gr16" draw:text-style-name="P1" draw:layer="layout" svg:width="6.238cm" svg:height="1.3cm" svg:x="2.3cm" svg:y="14.4cm">
          <text:p text:style-name="P2"><text:span text:style-name="T1">vnet-itest-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8" draw:id="id8" draw:layer="layout" svg:width="6.238cm" svg:height="1.3cm" svg:x="2.3cm" svg:y="21.4cm">
          <text:p text:style-name="P2"><text:span text:style-name="T1">vnet-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9" draw:id="id9" draw:layer="layout" svg:width="2.5cm" svg:height="1.491cm" svg:x="4cm" svg:y="24.40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34.183cm" svg:y1="11.708cm" svg:x2="30.882cm" svg:y2="10.858cm" draw:start-shape="id3" draw:start-glue-point="0" draw:end-shape="id2" draw:end-glue-point="1" svg:d="M34183 11708c0-567-1100-850-3301-850" svg:viewBox="0 0 3302 851">
          <text:p/>
        </draw:connector>
        <draw:connector draw:style-name="gr11" draw:text-style-name="P4" draw:layer="layout" draw:type="curve" svg:x1="34.183cm" svg:y1="11.708cm" svg:x2="34.185cm" svg:y2="10.508cm" draw:start-shape="id3" draw:start-glue-point="0" draw:end-shape="id6" draw:end-glue-point="2" svg:d="M34183 11708c0-898 2-299 2-1200" svg:viewBox="0 0 3 1201">
          <text:p/>
        </draw:connector>
        <draw:connector draw:style-name="gr11" draw:text-style-name="P4" draw:layer="layout" draw:type="curve" svg:x1="36.485cm" svg:y1="9.858cm" svg:x2="40.285cm" svg:y2="9.358cm" draw:start-shape="id6" draw:end-shape="id7" draw:end-glue-point="3" svg:d="M36485 9858c2851 0 952-500 3800-500" svg:viewBox="0 0 3801 501">
          <text:p/>
        </draw:connector>
        <draw:custom-shape draw:style-name="gr18" draw:text-style-name="P5" xml:id="id40" draw:id="id40" draw:layer="layout" svg:width="0.9cm" svg:height="0.9cm" svg:x="8.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238cm" svg:height="1.3cm" svg:x="2.3cm" svg:y="16.3cm">
          <text:p text:style-name="P2"><text:span text:style-name="T1">vnet-itest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6.238cm" svg:height="1.3cm" svg:x="2.3cm" svg:y="18.1cm">
          <text:p text:style-name="P2"><text:span text:style-name="T1">vnet-itest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46" draw:id="id46" draw:layer="layout" svg:width="0.9cm" svg:height="0.9cm" svg:x="8.3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42" draw:id="id42" draw:layer="layout" svg:width="0.9cm" svg:height="0.9cm" svg:x="8.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48" draw:id="id48" draw:layer="layout" svg:width="0.9cm" svg:height="0.9cm" svg:x="8.3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19cm" svg:y1="22.7cm" svg:x2="5.25cm" svg:y2="24.409cm" draw:start-shape="id8" draw:end-shape="id9" svg:d="M5419 22700c0 1281-169 427-169 1709" svg:viewBox="0 0 170 1710">
          <text:p/>
        </draw:connector>
        <draw:custom-shape draw:style-name="gr6" draw:text-style-name="P1" xml:id="id47" draw:id="id47" draw:layer="layout" svg:width="2.5cm" svg:height="1.3cm" svg:x="17.8cm" svg:y="9.6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31.835cm" svg:y1="4.808cm" svg:x2="31.835cm" svg:y2="5.908cm" draw:start-shape="id10" draw:end-shape="id11" draw:end-glue-point="0" svg:d="M31835 4808v1100" svg:viewBox="0 0 1 1101">
          <text:p/>
        </draw:connector>
        <draw:custom-shape draw:style-name="gr6" draw:text-style-name="P1" xml:id="id15" draw:id="id15" draw:layer="layout" svg:width="2.5cm" svg:height="1.3cm" svg:x="34.385cm" svg:y="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4.108cm">
          <text:p text:style-name="P2"><text:span text:style-name="T1">10.50.0.101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5.5cm" svg:height="1.3cm" svg:x="0.9cm" svg:y="26.9cm">
          <text:p text:style-name="P2"><text:span text:style-name="T1">192.168.2.1</text:span></text:p>
          <draw:enhanced-geometry svg:viewBox="0 0 21600 21600" draw:text-areas="800 800 20800 20800" draw:type="round-rectangular-callout" draw:modifiers="10754.8445737139 -72603.2282859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draw:layer="layout" svg:width="5.2cm" svg:height="1.3cm" svg:x="20.9cm" svg:y="10.1cm">
          <text:p text:style-name="P2"><text:span text:style-name="T1">10.10.10.10</text:span></text:p>
          <draw:enhanced-geometry svg:viewBox="0 0 21600 21600" draw:mirror-horizontal="false" draw:mirror-vertical="false" draw:text-areas="800 800 20800 20800" draw:type="round-rectangular-callout" draw:modifiers="-2886.36800615266 3270.7148347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6.4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7.6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7.2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.5cm" svg:height="1.3cm" svg:x="21.9cm" svg:y="2.908cm">
          <text:p text:style-name="P2"><text:span text:style-name="T1">172.16.90.10</text:span></text:p>
          <draw:enhanced-geometry svg:viewBox="0 0 21600 21600" draw:mirror-horizontal="false" draw:mirror-vertical="false" draw:text-areas="800 800 20800 20800" draw:type="round-rectangular-callout" draw:modifiers="15838.6709736964 62492.23674096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67cm" svg:height="1.393cm" svg:x="40.325cm" svg:y="2.108cm">
          <draw:text-box>
            <text:p><text:span text:style-name="T1">vm2</text:span></text:p>
          </draw:text-box>
        </draw:frame>
        <draw:custom-shape draw:style-name="gr6" draw:text-style-name="P1" xml:id="id13" draw:id="id13" draw:layer="layout" svg:width="2.5cm" svg:height="1.3cm" svg:x="40.885cm" svg:y="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2" draw:id="id12" draw:layer="layout" svg:width="3.9cm" svg:height="1.3cm" svg:x="40.185cm" svg:y="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4.808cm" svg:x2="42.135cm" svg:y2="5.908cm" draw:start-shape="id12" draw:end-shape="id13" draw:end-glue-point="0" svg:d="M42135 4808v1100" svg:viewBox="0 0 1 1101">
          <text:p/>
        </draw:connector>
        <draw:custom-shape draw:style-name="gr6" draw:text-style-name="P1" xml:id="id14" draw:id="id14" draw:layer="layout" svg:width="2.5cm" svg:height="1.3cm" svg:x="44.685cm" svg:y="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4.108cm">
          <text:p text:style-name="P2"><text:span text:style-name="T1">10.50.0.102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7.208cm" svg:x2="35.635cm" svg:y2="7.208cm" draw:start-shape="id14" draw:start-glue-point="2" draw:end-shape="id15" svg:d="M45935 7208c0 1332-10300 1332-10300 0" svg:viewBox="0 0 10301 1000">
          <text:p/>
        </draw:connector>
        <draw:connector draw:style-name="gr11" draw:text-style-name="P8" draw:layer="layout" draw:type="curve" svg:x1="35.635cm" svg:y1="7.208cm" svg:x2="28.054cm" svg:y2="8.477cm" draw:start-shape="id15" draw:start-glue-point="2" draw:end-shape="id16" draw:end-glue-point="9" svg:d="M35635 7208c0 846-2527 1269-7581 1269" svg:viewBox="0 0 7582 1270">
          <text:p/>
        </draw:connector>
        <draw:connector draw:style-name="gr11" draw:text-style-name="P8" draw:layer="layout" draw:type="curve" svg:x1="28.054cm" svg:y1="7.277cm" svg:x2="31.835cm" svg:y2="7.208cm" draw:start-shape="id17" draw:start-glue-point="9" draw:end-shape="id11" draw:end-glue-point="2" svg:d="M28054 7277c0 1023 3781 1057 3781-69" svg:viewBox="0 0 3782 841">
          <text:p/>
        </draw:connector>
        <draw:connector draw:style-name="gr11" draw:text-style-name="P8" draw:layer="layout" draw:type="curve" draw:line-skew="0.375cm" svg:x1="31.835cm" svg:y1="7.208cm" svg:x2="42.135cm" svg:y2="7.208cm" draw:start-shape="id11" draw:start-glue-point="2" draw:end-shape="id13" svg:d="M31835 7208c0 1387 10300 1387 10300 0" svg:viewBox="0 0 10301 1041">
          <text:p/>
        </draw:connector>
        <draw:custom-shape draw:style-name="gr18" draw:text-style-name="P5" xml:id="id17" draw:id="id17" draw:layer="layout" svg:width="0.9cm" svg:height="0.9cm" svg:x="27.285cm" svg:y="6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6" draw:id="id16" draw:layer="layout" svg:width="0.9cm" svg:height="0.9cm" svg:x="27.285cm" svg:y="7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30.8cm" svg:height="10.692cm" svg:x="18.985cm" svg:y="1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6.2cm" svg:height="4.5cm" svg:x="20.285cm" svg:y="17.99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393cm" svg:x="19.615cm" svg:y="14.36cm">
          <draw:text-box>
            <text:p><text:span text:style-name="T1">itest2</text:span></text:p>
          </draw:text-box>
        </draw:frame>
        <draw:custom-shape draw:style-name="gr4" draw:text-style-name="P1" draw:layer="layout" svg:width="9.4cm" svg:height="3.9cm" svg:x="29.285cm" svg:y="1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67cm" svg:height="1.393cm" svg:x="30.025cm" svg:y="15.299cm">
          <draw:text-box>
            <text:p><text:span text:style-name="T1">vm3</text:span></text:p>
          </draw:text-box>
        </draw:frame>
        <draw:custom-shape draw:style-name="gr6" draw:text-style-name="P1" xml:id="id22" draw:id="id22" draw:layer="layout" svg:width="2.5cm" svg:height="1.3cm" svg:x="30.585cm" svg:y="1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1" draw:id="id21" draw:layer="layout" svg:width="3.9cm" svg:height="1.3cm" svg:x="29.885cm" svg:y="1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5" draw:id="id45" draw:layer="layout" svg:width="2.5cm" svg:height="1.3cm" svg:x="17.785cm" svg:y="18.8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0" draw:id="id20" draw:layer="layout" svg:width="2.5cm" svg:height="1.3cm" svg:x="17.744cm" svg:y="23.09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9" draw:id="id19" draw:layer="layout" svg:width="3.897cm" svg:height="1.3cm" svg:x="24.444cm" svg:y="23.091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22.499cm" svg:x2="24.444cm" svg:y2="23.741cm" draw:start-shape="id18" draw:start-glue-point="2" draw:end-shape="id19" draw:end-glue-point="3" svg:d="M23385 22499c0 828 353 1242 1059 1242" svg:viewBox="0 0 1060 1243">
          <text:p/>
        </draw:connector>
        <draw:connector draw:style-name="gr11" draw:text-style-name="P4" draw:layer="layout" draw:type="curve" svg:x1="24.444cm" svg:y1="23.741cm" svg:x2="20.244cm" svg:y2="23.741cm" draw:start-shape="id19" draw:end-shape="id20" draw:end-glue-point="1" svg:d="M24444 23741h-4200" svg:viewBox="0 0 4201 1">
          <text:p/>
        </draw:connector>
        <draw:custom-shape draw:style-name="gr6" draw:text-style-name="P1" draw:layer="layout" svg:width="2.5cm" svg:height="1.3cm" svg:x="17.785cm" svg:y="20.69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31.835cm" svg:y1="17.999cm" svg:x2="31.835cm" svg:y2="19.099cm" draw:start-shape="id21" draw:end-shape="id22" draw:end-glue-point="0" svg:d="M31835 17999v1100" svg:viewBox="0 0 1 1101">
          <text:p/>
        </draw:connector>
        <draw:custom-shape draw:style-name="gr6" draw:text-style-name="P1" xml:id="id26" draw:id="id26" draw:layer="layout" svg:width="2.5cm" svg:height="1.3cm" svg:x="34.385cm" svg:y="1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17.299cm">
          <text:p text:style-name="P2"><text:span text:style-name="T1">10.50.0.103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6.556cm" svg:height="1.3cm" svg:x="19.444cm" svg:y="24.691cm">
          <text:p text:style-name="P2"><text:span text:style-name="T1">192.168.2.92</text:span></text:p>
          <draw:enhanced-geometry svg:viewBox="0 0 21600 21600" draw:mirror-horizontal="false" draw:mirror-vertical="false" draw:text-areas="800 800 20800 20800" draw:type="round-rectangular-callout" draw:modifiers="1824.98093640384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19.89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21.168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20.699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5.985cm" svg:height="1.3cm" svg:x="21.8cm" svg:y="16.399cm">
          <text:p text:style-name="P2"><text:span text:style-name="T1">172.16.90.11</text:span></text:p>
          <draw:enhanced-geometry svg:viewBox="0 0 21600 21600" draw:mirror-horizontal="false" draw:mirror-vertical="false" draw:text-areas="800 800 20800 20800" draw:type="round-rectangular-callout" draw:modifiers="17569.3952555964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1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67cm" svg:height="1.393cm" svg:x="40.325cm" svg:y="15.299cm">
          <draw:text-box>
            <text:p><text:span text:style-name="T1">vm4</text:span></text:p>
          </draw:text-box>
        </draw:frame>
        <draw:custom-shape draw:style-name="gr6" draw:text-style-name="P1" xml:id="id24" draw:id="id24" draw:layer="layout" svg:width="2.5cm" svg:height="1.3cm" svg:x="40.885cm" svg:y="1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3" draw:id="id23" draw:layer="layout" svg:width="3.9cm" svg:height="1.3cm" svg:x="40.185cm" svg:y="1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17.999cm" svg:x2="42.135cm" svg:y2="19.099cm" draw:start-shape="id23" draw:end-shape="id24" draw:end-glue-point="0" svg:d="M42135 17999v1100" svg:viewBox="0 0 1 1101">
          <text:p/>
        </draw:connector>
        <draw:custom-shape draw:style-name="gr6" draw:text-style-name="P1" xml:id="id25" draw:id="id25" draw:layer="layout" svg:width="2.5cm" svg:height="1.3cm" svg:x="44.685cm" svg:y="1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17.299cm">
          <text:p text:style-name="P2"><text:span text:style-name="T1">10.50.0.104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20.399cm" svg:x2="35.635cm" svg:y2="20.399cm" draw:start-shape="id25" draw:start-glue-point="2" draw:end-shape="id26" svg:d="M45935 20399c0 1332-10300 1332-10300 0" svg:viewBox="0 0 10301 1000">
          <text:p/>
        </draw:connector>
        <draw:connector draw:style-name="gr11" draw:text-style-name="P8" draw:layer="layout" draw:type="curve" svg:x1="35.635cm" svg:y1="20.399cm" svg:x2="28.054cm" svg:y2="21.968cm" draw:start-shape="id26" draw:start-glue-point="2" draw:end-shape="id27" draw:end-glue-point="9" svg:d="M35635 20399c0 1046-2527 1569-7581 1569" svg:viewBox="0 0 7582 1570">
          <text:p/>
        </draw:connector>
        <draw:connector draw:style-name="gr11" draw:text-style-name="P8" draw:layer="layout" draw:type="curve" svg:x1="28.054cm" svg:y1="20.768cm" svg:x2="31.835cm" svg:y2="20.399cm" draw:start-shape="id28" draw:start-glue-point="9" draw:end-shape="id22" draw:end-glue-point="2" svg:d="M28054 20768c0 1023 3781 1207 3781-369" svg:viewBox="0 0 3782 1161">
          <text:p/>
        </draw:connector>
        <draw:connector draw:style-name="gr11" draw:text-style-name="P8" draw:layer="layout" draw:type="curve" draw:line-skew="0.375cm" svg:x1="31.835cm" svg:y1="20.399cm" svg:x2="42.135cm" svg:y2="20.399cm" draw:start-shape="id22" draw:start-glue-point="2" draw:end-shape="id24" svg:d="M31835 20399c0 1387 10300 1387 10300 0" svg:viewBox="0 0 10301 1041">
          <text:p/>
        </draw:connector>
        <draw:custom-shape draw:style-name="gr18" draw:text-style-name="P5" xml:id="id28" draw:id="id28" draw:layer="layout" svg:width="0.9cm" svg:height="0.9cm" svg:x="27.285cm" svg:y="19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27" draw:id="id27" draw:layer="layout" svg:width="0.9cm" svg:height="0.9cm" svg:x="27.285cm" svg:y="21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8" draw:layer="layout" draw:type="curve" draw:line-skew="-0.524cm" svg:x1="17.785cm" svg:y1="12.058cm" svg:x2="17.744cm" svg:y2="23.741cm" draw:start-shape="id5" draw:start-glue-point="3" draw:end-shape="id20" draw:end-glue-point="3" svg:d="M17785 12058c-1672 0-1652 11683-41 11683" svg:viewBox="0 0 1253 11684">
          <text:p/>
        </draw:connector>
        <draw:custom-shape draw:style-name="gr25" draw:text-style-name="P1" draw:layer="layout" svg:width="30.8cm" svg:height="10.692cm" svg:x="18.985cm" svg:y="2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6.2cm" svg:height="4.5cm" svg:x="20.285cm" svg:y="29.9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393cm" svg:x="19.615cm" svg:y="26.269cm">
          <draw:text-box>
            <text:p><text:span text:style-name="T1">itest3</text:span></text:p>
          </draw:text-box>
        </draw:frame>
        <draw:custom-shape draw:style-name="gr4" draw:text-style-name="P1" draw:layer="layout" svg:width="9.4cm" svg:height="3.9cm" svg:x="29.285cm" svg:y="2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67cm" svg:height="1.393cm" svg:x="30.025cm" svg:y="27.208cm">
          <draw:text-box>
            <text:p><text:span text:style-name="T1">vm5</text:span></text:p>
          </draw:text-box>
        </draw:frame>
        <draw:custom-shape draw:style-name="gr6" draw:text-style-name="P1" xml:id="id33" draw:id="id33" draw:layer="layout" svg:width="2.5cm" svg:height="1.3cm" svg:x="30.585cm" svg:y="3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2" draw:id="id32" draw:layer="layout" svg:width="3.9cm" svg:height="1.3cm" svg:x="29.885cm" svg:y="2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3" draw:id="id43" draw:layer="layout" svg:width="2.5cm" svg:height="1.3cm" svg:x="17.785cm" svg:y="30.8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1" draw:id="id31" draw:layer="layout" svg:width="2.5cm" svg:height="1.3cm" svg:x="17.744cm" svg:y="35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0" draw:id="id30" draw:layer="layout" svg:width="3.897cm" svg:height="1.3cm" svg:x="24.444cm" svg:y="35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34.408cm" svg:x2="24.444cm" svg:y2="35.65cm" draw:start-shape="id29" draw:start-glue-point="2" draw:end-shape="id30" draw:end-glue-point="3" svg:d="M23385 34408c0 828 353 1242 1059 1242" svg:viewBox="0 0 1060 1243">
          <text:p/>
        </draw:connector>
        <draw:connector draw:style-name="gr11" draw:text-style-name="P4" draw:layer="layout" draw:type="curve" svg:x1="24.444cm" svg:y1="35.65cm" svg:x2="20.244cm" svg:y2="35.65cm" draw:start-shape="id30" draw:end-shape="id31" draw:end-glue-point="1" svg:d="M24444 35650h-4200" svg:viewBox="0 0 4201 1">
          <text:p/>
        </draw:connector>
        <draw:connector draw:style-name="gr11" draw:text-style-name="P7" draw:layer="layout" draw:type="curve" svg:x1="31.835cm" svg:y1="29.908cm" svg:x2="31.835cm" svg:y2="31.008cm" draw:start-shape="id32" draw:end-shape="id33" draw:end-glue-point="0" svg:d="M31835 29908v1100" svg:viewBox="0 0 1 1101">
          <text:p/>
        </draw:connector>
        <draw:custom-shape draw:style-name="gr6" draw:text-style-name="P1" xml:id="id37" draw:id="id37" draw:layer="layout" svg:width="2.5cm" svg:height="1.3cm" svg:x="34.385cm" svg:y="3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29.208cm">
          <text:p text:style-name="P2"><text:span text:style-name="T1">10.50.0.105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5.956cm" svg:height="1.3cm" svg:x="19.444cm" svg:y="36.6cm">
          <text:p text:style-name="P2"><text:span text:style-name="T1">192.168.2.93</text:span></text:p>
          <draw:enhanced-geometry svg:viewBox="0 0 21600 21600" draw:mirror-horizontal="false" draw:mirror-vertical="false" draw:text-areas="800 800 20800 20800" draw:type="round-rectangular-callout" draw:modifiers="2008.79637401376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31.8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33.0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32.6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6.1cm" svg:height="1.3cm" svg:x="22.1cm" svg:y="28.308cm">
          <text:p text:style-name="P2"><text:span text:style-name="T1">172.16.91.10</text:span></text:p>
          <draw:enhanced-geometry svg:viewBox="0 0 21600 21600" draw:mirror-horizontal="false" draw:mirror-vertical="false" draw:text-areas="800 800 20800 20800" draw:type="round-rectangular-callout" draw:modifiers="16172.5618751024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67cm" svg:height="1.393cm" svg:x="40.325cm" svg:y="27.208cm">
          <draw:text-box>
            <text:p><text:span text:style-name="T1">vm6</text:span></text:p>
          </draw:text-box>
        </draw:frame>
        <draw:custom-shape draw:style-name="gr6" draw:text-style-name="P1" xml:id="id35" draw:id="id35" draw:layer="layout" svg:width="2.5cm" svg:height="1.3cm" svg:x="40.885cm" svg:y="3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4" draw:id="id34" draw:layer="layout" svg:width="3.9cm" svg:height="1.3cm" svg:x="40.185cm" svg:y="2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29.908cm" svg:x2="42.135cm" svg:y2="31.008cm" draw:start-shape="id34" draw:end-shape="id35" draw:end-glue-point="0" svg:d="M42135 29908v1100" svg:viewBox="0 0 1 1101">
          <text:p/>
        </draw:connector>
        <draw:custom-shape draw:style-name="gr6" draw:text-style-name="P1" xml:id="id36" draw:id="id36" draw:layer="layout" svg:width="2.5cm" svg:height="1.3cm" svg:x="44.685cm" svg:y="3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29.208cm">
          <text:p text:style-name="P2"><text:span text:style-name="T1">10.50.0.106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32.308cm" svg:x2="35.635cm" svg:y2="32.308cm" draw:start-shape="id36" draw:start-glue-point="2" draw:end-shape="id37" svg:d="M45935 32308c0 1332-10300 1332-10300 0" svg:viewBox="0 0 10301 1000">
          <text:p/>
        </draw:connector>
        <draw:connector draw:style-name="gr11" draw:text-style-name="P8" draw:layer="layout" draw:type="curve" svg:x1="35.635cm" svg:y1="32.308cm" svg:x2="28.054cm" svg:y2="33.877cm" draw:start-shape="id37" draw:start-glue-point="2" draw:end-shape="id38" draw:end-glue-point="9" svg:d="M35635 32308c0 1046-2527 1569-7581 1569" svg:viewBox="0 0 7582 1570">
          <text:p/>
        </draw:connector>
        <draw:connector draw:style-name="gr11" draw:text-style-name="P8" draw:layer="layout" draw:type="curve" svg:x1="28.054cm" svg:y1="32.677cm" svg:x2="31.835cm" svg:y2="32.308cm" draw:start-shape="id39" draw:start-glue-point="9" draw:end-shape="id33" draw:end-glue-point="2" svg:d="M28054 32677c0 1023 3781 1207 3781-369" svg:viewBox="0 0 3782 1161">
          <text:p/>
        </draw:connector>
        <draw:connector draw:style-name="gr11" draw:text-style-name="P8" draw:layer="layout" draw:type="curve" draw:line-skew="0.375cm" svg:x1="31.835cm" svg:y1="32.308cm" svg:x2="42.135cm" svg:y2="32.308cm" draw:start-shape="id33" draw:start-glue-point="2" draw:end-shape="id35" svg:d="M31835 32308c0 1387 10300 1387 10300 0" svg:viewBox="0 0 10301 1041">
          <text:p/>
        </draw:connector>
        <draw:custom-shape draw:style-name="gr18" draw:text-style-name="P5" xml:id="id39" draw:id="id39" draw:layer="layout" svg:width="0.9cm" svg:height="0.9cm" svg:x="27.285cm" svg:y="31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38" draw:id="id38" draw:layer="layout" svg:width="0.9cm" svg:height="0.9cm" svg:x="27.285cm" svg:y="33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8" draw:layer="layout" draw:type="curve" draw:line-skew="-0.734cm" svg:x1="17.744cm" svg:y1="23.741cm" svg:x2="17.744cm" svg:y2="35.65cm" draw:start-shape="id20" draw:start-glue-point="3" draw:end-shape="id31" draw:end-glue-point="3" svg:d="M17744 23741c-1926 0-1926 11909 0 11909" svg:viewBox="0 0 1445 11910">
          <text:p/>
        </draw:connector>
        <draw:custom-shape draw:style-name="gr6" draw:text-style-name="P1" draw:layer="layout" svg:width="2.5cm" svg:height="1.3cm" svg:x="17.9cm" svg:y="41.2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6.2cm" svg:height="1.3cm" svg:x="19.5cm" svg:y="12.9cm">
          <text:p text:style-name="P2"><text:span text:style-name="T1">192.168.2.91</text:span></text:p>
          <draw:enhanced-geometry svg:viewBox="0 0 21600 21600" draw:mirror-horizontal="false" draw:mirror-vertical="false" draw:text-areas="800 800 20800 20800" draw:type="round-rectangular-callout" draw:modifiers="1929.75326560232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8" draw:text-style-name="P8" draw:layer="layout" draw:type="curve" svg:x1="8.75cm" svg:y1="22.5cm" svg:x2="17.656cm" svg:y2="52.75cm" draw:start-shape="id40" draw:start-glue-point="8" draw:end-shape="id41" draw:end-glue-point="3" svg:d="M8750 22500c0 20167 2968 30250 8906 30250" svg:viewBox="0 0 8907 30251">
          <text:p/>
        </draw:connector>
        <draw:connector draw:style-name="gr32" draw:text-style-name="P8" draw:layer="layout" draw:type="curve" svg:x1="9.069cm" svg:y1="17.269cm" svg:x2="17.785cm" svg:y2="31.458cm" draw:start-shape="id42" draw:start-glue-point="9" draw:end-shape="id43" draw:end-glue-point="3" svg:d="M9069 17269c6636 0 2278 14189 8716 14189" svg:viewBox="0 0 8717 14190">
          <text:p/>
        </draw:connector>
        <draw:connector draw:style-name="gr11" draw:text-style-name="P8" draw:layer="layout" draw:type="curve" draw:line-skew="-4cm" svg:x1="17.785cm" svg:y1="6.758cm" svg:x2="17.785cm" svg:y2="19.549cm" draw:start-shape="id44" draw:start-glue-point="3" draw:end-shape="id45" draw:end-glue-point="3" svg:d="M17785 6758c-6825 0-6825 12791 0 12791" svg:viewBox="0 0 5120 12792">
          <text:p/>
        </draw:connector>
        <draw:connector draw:style-name="gr11" draw:text-style-name="P8" draw:layer="layout" draw:type="curve" svg:x1="17.785cm" svg:y1="6.758cm" svg:x2="8.75cm" svg:y2="14.6cm" draw:start-shape="id44" draw:start-glue-point="3" draw:end-shape="id46" draw:end-glue-point="4" svg:d="M17785 6758c-6024 0-9035 2614-9035 7842" svg:viewBox="0 0 9036 7843">
          <text:p/>
        </draw:connector>
        <draw:connector draw:style-name="gr33" draw:text-style-name="P8" draw:layer="layout" draw:type="curve" svg:x1="17.8cm" svg:y1="10.25cm" svg:x2="9.2cm" svg:y2="18.75cm" draw:start-shape="id47" draw:start-glue-point="3" draw:end-shape="id48" draw:end-glue-point="10" svg:d="M17800 10250c-6448 0-2149 8500-8600 8500" svg:viewBox="0 0 8601 8501">
          <text:p/>
        </draw:connector>
        <draw:custom-shape draw:style-name="gr34" draw:text-style-name="P1" draw:layer="layout" svg:width="30.8cm" svg:height="5.792cm" svg:x="18.855cm" svg:y="40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" draw:layer="layout" svg:width="3.862cm" svg:height="1.393cm" svg:x="19.441cm" svg:y="38.954cm">
          <draw:text-box>
            <text:p><text:span text:style-name="T1">Router</text:span></text:p>
          </draw:text-box>
        </draw:frame>
        <draw:custom-shape draw:style-name="gr6" draw:text-style-name="P1" draw:layer="layout" svg:width="2.5cm" svg:height="1.3cm" svg:x="17.655cm" svg:y="40.705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9" draw:id="id49" draw:layer="layout" svg:width="2.5cm" svg:height="1.3cm" svg:x="17.614cm" svg:y="44.097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5.745cm" svg:height="1.3cm" svg:x="21.855cm" svg:y="40.4cm">
          <text:p text:style-name="P2"><text:span text:style-name="T1">192.168.2.95</text:span></text:p>
          <draw:enhanced-geometry svg:viewBox="0 0 21600 21600" draw:mirror-horizontal="false" draw:mirror-vertical="false" draw:text-areas="800 800 20800 20800" draw:type="round-rectangular-callout" draw:modifiers="-5048.52071005917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" draw:layer="layout" svg:width="2.445cm" svg:height="1.3cm" svg:x="17.655cm" svg:y="42.397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5.7cm" svg:height="1.3cm" svg:x="22cm" svg:y="42.2cm">
          <text:p text:style-name="P2"><text:span text:style-name="T1">172.16.90.2</text:span></text:p>
          <draw:enhanced-geometry svg:viewBox="0 0 21600 21600" draw:mirror-horizontal="false" draw:mirror-vertical="false" draw:text-areas="800 800 20800 20800" draw:type="round-rectangular-callout" draw:modifiers="-5486.19540431503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" draw:layer="layout" svg:width="5.9cm" svg:height="1.3cm" svg:x="21.8cm" svg:y="44.1cm">
          <text:p text:style-name="P2"><text:span text:style-name="T1">172.16.91.2</text:span></text:p>
          <draw:enhanced-geometry svg:viewBox="0 0 21600 21600" draw:mirror-horizontal="false" draw:mirror-vertical="false" draw:text-areas="800 800 20800 20800" draw:type="round-rectangular-callout" draw:modifiers="-5300.25419420437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2" draw:text-style-name="P8" draw:layer="layout" draw:type="curve" draw:line-skew="-3.146cm" svg:x1="17.614cm" svg:y1="44.747cm" svg:x2="17.785cm" svg:y2="31.459cm" draw:start-shape="id49" draw:start-glue-point="3" svg:d="M17614 44747c-5544 0-5629-13288 171-13288" svg:viewBox="0 0 4341 13289">
          <text:p/>
        </draw:connector>
        <draw:custom-shape draw:style-name="gr16" draw:text-style-name="P1" draw:layer="layout" svg:width="6.238cm" svg:height="1.3cm" svg:x="2.3cm" svg:y="19.7cm">
          <text:p text:style-name="P2"><text:span text:style-name="T1">vnet-wan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30.8cm" svg:height="9.5cm" svg:x="18.855cm" svg:y="4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9" draw:id="id59" draw:layer="layout" svg:width="2.5cm" svg:height="1.3cm" svg:x="17.656cm" svg:y="47.5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1" draw:id="id51" draw:layer="layout" svg:width="2.5cm" svg:height="1.3cm" svg:x="17.615cm" svg:y="49.2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xml:id="id41" draw:id="id41" draw:layer="layout" svg:width="2.445cm" svg:height="1.3cm" svg:x="17.656cm" svg:y="52.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" draw:layer="layout" svg:width="3.862cm" svg:height="1.393cm" svg:x="19.441cm" svg:y="46.247cm">
          <draw:text-box>
            <text:p><text:span text:style-name="T1">wanedge</text:span></text:p>
          </draw:text-box>
        </draw:frame>
        <draw:connector draw:style-name="gr28" draw:text-style-name="P8" draw:layer="layout" draw:type="curve" svg:x1="17.656cm" svg:y1="41.356cm" svg:x2="17.656cm" svg:y2="52.75cm" draw:end-shape="id41" draw:end-glue-point="3" svg:d="M17656 41356c-826 0-826 11394 0 11394" svg:viewBox="0 0 620 11395">
          <text:p/>
        </draw:connector>
        <draw:custom-shape draw:style-name="gr18" draw:text-style-name="P5" xml:id="id50" draw:id="id50" draw:layer="layout" svg:width="0.9cm" svg:height="0.9cm" svg:x="8.301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draw:type="curve" draw:line-skew="-2.355cm" svg:x1="9.201cm" svg:y1="20.35cm" svg:x2="17.615cm" svg:y2="49.85cm" draw:start-shape="id50" draw:start-glue-point="10" draw:end-shape="id51" draw:end-glue-point="3" svg:d="M9201 20350c2779 0-1427 29500 8414 29500" svg:viewBox="0 0 8415 29501">
          <text:p/>
        </draw:connector>
        <draw:custom-shape draw:style-name="gr42" draw:text-style-name="P1" draw:layer="layout" svg:width="5.5cm" svg:height="2.7cm" svg:x="3cm" svg:y="30.8cm">
          <text:p text:style-name="P2"><text:span text:style-name="T1">10.210.0.1</text:span></text:p>
          <text:p text:style-name="P2"><text:span text:style-name="T1">Wanedge GW</text:span></text:p>
          <draw:enhanced-geometry svg:viewBox="0 0 21600 21600" draw:text-areas="800 800 20800 20800" draw:type="round-rectangular-callout" draw:modifiers="18647.2277767679 -78794.8167345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" xml:id="id52" draw:id="id52" draw:layer="layout" svg:width="6.386cm" svg:height="4.2cm" svg:x="20.1cm" svg:y="47.4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53" draw:id="id53" draw:layer="layout" svg:width="3.897cm" svg:height="1.3cm" svg:x="24.445cm" svg:y="52.192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293cm" svg:y1="51.6cm" svg:x2="24.445cm" svg:y2="52.842cm" draw:start-shape="id52" draw:start-glue-point="2" draw:end-shape="id53" draw:end-glue-point="3" svg:d="M23293 51600c0 828 384 1242 1152 1242" svg:viewBox="0 0 1153 1243">
          <text:p/>
        </draw:connector>
        <draw:connector draw:style-name="gr11" draw:text-style-name="P4" draw:layer="layout" draw:type="curve" svg:x1="24.445cm" svg:y1="52.842cm" svg:x2="20.101cm" svg:y2="52.75cm" draw:start-shape="id53" draw:end-shape="id41" draw:end-glue-point="1" svg:d="M24445 52842c-3259 0-1088-92-4344-92" svg:viewBox="0 0 4345 93">
          <text:p/>
        </draw:connector>
        <draw:custom-shape draw:style-name="gr29" draw:text-style-name="P1" draw:layer="layout" svg:width="5.956cm" svg:height="1.3cm" svg:x="19.445cm" svg:y="54.4cm">
          <text:p text:style-name="P2"><text:span text:style-name="T1">192.168.2.96</text:span></text:p>
          <draw:enhanced-geometry svg:viewBox="0 0 21600 21600" draw:mirror-horizontal="false" draw:mirror-vertical="false" draw:text-areas="800 800 20800 20800" draw:type="round-rectangular-callout" draw:modifiers="2132.07990599295 -18163.25903151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" draw:layer="layout" svg:width="11.4cm" svg:height="3.9cm" svg:x="32.2cm" svg:y="4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67cm" svg:height="1.393cm" svg:x="32.94cm" svg:y="47.1cm">
          <draw:text-box>
            <text:p><text:span text:style-name="T1">vm7</text:span></text:p>
          </draw:text-box>
        </draw:frame>
        <draw:custom-shape draw:style-name="gr6" draw:text-style-name="P1" xml:id="id55" draw:id="id55" draw:layer="layout" svg:width="2.5cm" svg:height="1.3cm" svg:x="33.5cm" svg:y="50.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54" draw:id="id54" draw:layer="layout" svg:width="3.9cm" svg:height="1.3cm" svg:x="32.8cm" svg:y="48.5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34.75cm" svg:y1="49.8cm" svg:x2="34.75cm" svg:y2="50.9cm" draw:start-shape="id54" draw:end-shape="id55" draw:end-glue-point="0" svg:d="M34750 49800v1100" svg:viewBox="0 0 1 1101">
          <text:p/>
        </draw:connector>
        <draw:custom-shape draw:style-name="gr6" draw:text-style-name="P1" xml:id="id58" draw:id="id58" draw:layer="layout" svg:width="2.5cm" svg:height="1.3cm" svg:x="37.3cm" svg:y="50.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5.6cm" svg:height="1.3cm" svg:x="37.1cm" svg:y="49.1cm">
          <text:p text:style-name="P2"><text:span text:style-name="T1">10.50.0.107</text:span></text:p>
          <draw:enhanced-geometry svg:viewBox="0 0 21600 21600" draw:mirror-horizontal="false" draw:mirror-vertical="false" draw:text-areas="800 800 20800 20800" draw:type="round-rectangular-callout" draw:modifiers="4284.52062131762 34682.85933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718cm" svg:y="48.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718cm" svg:y="50.069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1.018cm" svg:y="49.6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6.1cm" svg:height="1.3cm" svg:x="25.7cm" svg:y="46.1cm">
          <text:p text:style-name="P2"><text:span text:style-name="T1">172.16.91.10</text:span></text:p>
          <draw:enhanced-geometry svg:viewBox="0 0 21600 21600" draw:mirror-horizontal="false" draw:mirror-vertical="false" draw:text-areas="800 800 20800 20800" draw:type="round-rectangular-callout" draw:modifiers="4358.23635469595 45109.3005380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xml:id="id56" draw:id="id56" draw:layer="layout" svg:width="0.9cm" svg:height="0.9cm" svg:x="27.5cm" svg:y="4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57" draw:id="id57" draw:layer="layout" svg:width="0.9cm" svg:height="0.9cm" svg:x="27.5cm" svg:y="5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9" draw:layer="layout" draw:type="curve" draw:line-skew="-0.207cm" svg:x1="28.4cm" svg:y1="49.25cm" svg:x2="34.75cm" svg:y2="52.2cm" draw:start-shape="id56" draw:start-glue-point="10" draw:end-shape="id55" draw:end-glue-point="2" svg:d="M28400 49250c3516 0 2929 1750 3638 2694s2712 1081 2712 256" svg:viewBox="0 0 6351 3494">
          <text:p/>
        </draw:connector>
        <draw:connector draw:style-name="gr46" draw:text-style-name="P9" draw:layer="layout" draw:type="curve" draw:line-skew="0.518cm" svg:x1="28.269cm" svg:y1="50.769cm" svg:x2="38.55cm" svg:y2="52.2cm" draw:start-shape="id57" draw:start-glue-point="9" draw:end-shape="id58" draw:end-glue-point="2" svg:d="M28269 50769c0 3748 10281 3033 10281 1431" svg:viewBox="0 0 10282 2732">
          <text:p/>
        </draw:connector>
        <draw:connector draw:style-name="gr11" draw:text-style-name="P8" draw:layer="layout" draw:type="curve" draw:line-skew="-1.316cm" svg:x1="17.655cm" svg:y1="43.047cm" svg:x2="17.656cm" svg:y2="48.158cm" draw:end-shape="id59" draw:end-glue-point="3" svg:d="M17655 43047c-2797 0-2798 5111 1 5111" svg:viewBox="0 0 2100 5112">
          <text:p/>
        </draw:connector>
        <draw:connector draw:style-name="gr11" draw:text-style-name="P8" draw:layer="layout" draw:type="curve" draw:line-skew="-2.792cm" svg:x1="17.656cm" svg:y1="43.048cm" svg:x2="17.785cm" svg:y2="19.549cm" draw:end-shape="id45" draw:end-glue-point="3" svg:d="M17656 43048c-4819 0-4884-23499 129-23499" svg:viewBox="0 0 3753 23500">
          <text:p/>
        </draw:connector>
        <draw:connector draw:style-name="gr28" draw:text-style-name="P8" draw:layer="layout" draw:type="curve" svg:x1="17.656cm" svg:y1="41.356cm" svg:x2="17.744cm" svg:y2="35.65cm" draw:end-shape="id31" draw:end-glue-point="3" svg:d="M17656 41356c-693 0-737-5706 88-5706" svg:viewBox="0 0 614 5707">
          <text:p/>
        </draw:connector>
        <draw:custom-shape draw:style-name="gr47" draw:text-style-name="P1" draw:layer="layout" svg:width="5.7cm" svg:height="4.7cm" svg:x="4.9cm" svg:y="51.1cm">
          <text:p text:style-name="P2"><text:span text:style-name="T1">10.210.0.104</text:span></text:p>
          <text:p text:style-name="P2"><text:span text:style-name="T1">10.210.0.105</text:span></text:p>
          <text:p text:style-name="P2"><text:span text:style-name="T1">10.210.0.106</text:span></text:p>
          <text:p text:style-name="P2"><text:span text:style-name="T1">Wanedge VMs</text:span></text:p>
          <draw:enhanced-geometry svg:viewBox="0 0 21600 21600" draw:text-areas="800 800 20800 20800" draw:mirror-horizontal="false" draw:mirror-vertical="false" draw:type="round-rectangular-callout" draw:modifiers="48474.0221013857 -2687.938736439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1.562cm" fo:page-height="58.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6-11-25T15:43:53.119429000</dc:date>
    <meta:editing-duration>PT6H46M16S</meta:editing-duration>
    <meta:editing-cycles>186</meta:editing-cycles>
    <meta:generator>LibreOffice/5.2.3.3$MacOSX_X86_64 LibreOffice_project/d54a8868f08a7b39642414cf2c8ef2f228f780cf</meta:generator>
    <dc:creator>Jari Sundell</dc:creator>
    <meta:document-statistic meta:object-count="174"/>
  </office:meta>
</office:document-meta>
</file>